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Arial" svg:font-family="Arial"/>
    <style:font-face style:name="Helvetica" svg:font-family="Helvetica"/>
    <style:font-face style:name="StarSymbol" svg:font-family="StarSymbol"/>
    <style:font-face style:name="StarSymbol1" svg:font-family="StarSymbol, 'Arial Unicode MS'"/>
    <style:font-face style:name="Tahoma1" svg:font-family="Tahoma"/>
    <style:font-face style:name="Times" svg:font-family="Times"/>
    <style:font-face style:name="DejaVu Sans" svg:font-family="'DejaVu San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ula33" style:family="table">
      <style:table-properties style:width="17.785cm" fo:margin-left="-0.443cm" fo:margin-right="-0.344cm" table:align="margins"/>
    </style:style>
    <style:style style:name="Taula33.A" style:family="table-column">
      <style:table-column-properties style:column-width="1.411cm" style:rel-column-width="5199*"/>
    </style:style>
    <style:style style:name="Taula33.B" style:family="table-column">
      <style:table-column-properties style:column-width="16.374cm" style:rel-column-width="60336*"/>
    </style:style>
    <style:style style:name="Taula33.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ula33.B1" style:family="table-cell">
      <style:table-cell-properties fo:background-color="#b3b3b3" fo:padding="0.097cm" fo:border="0.002cm solid #000000">
        <style:background-image/>
      </style:table-cell-properties>
    </style:style>
    <style:style style:name="Taula33.A2" style:family="table-cell">
      <style:table-cell-properties style:vertical-align="middle" fo:padding="0.097cm" fo:border-left="0.002cm solid #000000" fo:border-right="none" fo:border-top="none" fo:border-bottom="0.002cm solid #000000"/>
    </style:style>
    <style:style style:name="Taula33.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Standard">
      <style:paragraph-properties fo:break-before="page"/>
      <style:text-properties style:font-name="FreeSans"/>
    </style:style>
    <style:style style:name="P3" style:family="paragraph" style:parent-style-name="Standard">
      <style:paragraph-properties fo:text-align="justify" style:justify-single-word="false" fo:break-before="page"/>
      <style:text-properties style:font-name="FreeSans"/>
    </style:style>
    <style:style style:name="P4" style:family="paragraph" style:parent-style-name="Text_20_body">
      <style:paragraph-properties fo:break-before="page"/>
      <style:text-properties style:font-name="FreeSans"/>
    </style:style>
    <style:style style:name="P5" style:family="paragraph" style:parent-style-name="Standard">
      <style:text-properties style:font-name="FreeSans"/>
    </style:style>
    <style:style style:name="P6" style:family="paragraph" style:parent-style-name="Standard">
      <style:paragraph-properties fo:text-align="justify" style:justify-single-word="false"/>
      <style:text-properties style:font-name="FreeSans"/>
    </style:style>
    <style:style style:name="P7" style:family="paragraph" style:parent-style-name="Text_20_body">
      <style:text-properties style:font-name="FreeSans"/>
    </style:style>
    <style:style style:name="P8" style:family="paragraph" style:parent-style-name="Text_20_body">
      <style:paragraph-properties fo:text-align="justify" style:justify-single-word="false"/>
      <style:text-properties style:font-name="FreeSans"/>
    </style:style>
    <style:style style:name="P9" style:family="paragraph" style:parent-style-name="Text_20_body">
      <style:paragraph-properties fo:text-align="justify" style:justify-single-word="false"/>
      <style:text-properties style:font-name="FreeSans" fo:background-color="#ff6633"/>
    </style:style>
    <style:style style:name="P10" style:family="paragraph" style:parent-style-name="Text_20_body">
      <style:paragraph-properties fo:text-align="justify" style:justify-single-word="false"/>
      <style:text-properties style:font-name="FreeSans" fo:background-color="#ff3333"/>
    </style:style>
    <style:style style:name="P11" style:family="paragraph" style:parent-style-name="Text_20_body">
      <style:paragraph-properties fo:text-align="justify" style:justify-single-word="false"/>
      <style:text-properties style:font-name="FreeSans" fo:background-color="#ff0000"/>
    </style:style>
    <style:style style:name="P12" style:family="paragraph" style:parent-style-name="Text_20_body">
      <style:paragraph-properties fo:text-align="justify" style:justify-single-word="false"/>
      <style:text-properties style:font-name="FreeSans" fo:background-color="#ffff00"/>
    </style:style>
    <style:style style:name="P13" style:family="paragraph" style:parent-style-name="Text_20_body">
      <style:paragraph-properties fo:text-align="justify" style:justify-single-word="false"/>
      <style:text-properties style:font-name="FreeSans" fo:background-color="#2300dc"/>
    </style:style>
    <style:style style:name="P14" style:family="paragraph" style:parent-style-name="Text_20_body">
      <style:paragraph-properties fo:text-align="justify" style:justify-single-word="false"/>
      <style:text-properties style:font-name="FreeSans" fo:background-color="#ffcc99"/>
    </style:style>
    <style:style style:name="P15" style:family="paragraph" style:parent-style-name="Text_20_body">
      <style:text-properties style:font-name="FreeSans" fo:background-color="transparent"/>
    </style:style>
    <style:style style:name="P16" style:family="paragraph" style:parent-style-name="Text_20_body">
      <style:paragraph-properties fo:text-align="justify" style:justify-single-word="false"/>
      <style:text-properties style:font-name="FreeSans" fo:background-color="transparent"/>
    </style:style>
    <style:style style:name="P17" style:family="paragraph" style:parent-style-name="Text_20_body">
      <style:text-properties style:font-name="FreeSans" fo:font-weight="normal" fo:background-color="transparent" style:font-weight-asian="normal" style:font-weight-complex="normal"/>
    </style:style>
    <style:style style:name="P18" style:family="paragraph" style:parent-style-name="Text_20_body">
      <style:paragraph-properties fo:text-align="justify" style:justify-single-word="false"/>
      <style:text-properties style:font-name="FreeSans" fo:font-weight="normal" fo:background-color="transparent" style:font-weight-asian="normal" style:font-weight-complex="normal"/>
    </style:style>
    <style:style style:name="P19" style:family="paragraph" style:parent-style-name="Text_20_body">
      <style:paragraph-properties fo:text-align="justify" style:justify-single-word="false"/>
      <style:text-properties style:font-name="Arial"/>
    </style:style>
    <style:style style:name="P20" style:family="paragraph" style:parent-style-name="Text_20_body">
      <style:paragraph-properties fo:text-align="justify" style:justify-single-word="false"/>
      <style:text-properties style:use-window-font-color="true" style:font-name="FreeSans"/>
    </style:style>
    <style:style style:name="P21" style:family="paragraph" style:parent-style-name="Text_20_body">
      <style:paragraph-properties fo:line-height="100%" fo:text-align="justify" style:justify-single-word="false"/>
      <style:text-properties fo:font-size="10pt" fo:font-weight="normal" style:font-size-asian="10pt" style:font-weight-asian="normal" style:font-size-complex="10pt" style:font-weight-complex="normal"/>
    </style:style>
    <style:style style:name="P22" style:family="paragraph" style:parent-style-name="Text_20_body">
      <style:paragraph-properties fo:margin-left="1.251cm" fo:margin-right="0cm" fo:text-indent="0cm" style:auto-text-indent="false" fo:break-before="page">
        <style:tab-stops>
          <style:tab-stop style:position="0cm"/>
        </style:tab-stops>
      </style:paragraph-properties>
      <style:text-properties fo:font-size="12pt" fo:font-style="normal" fo:font-weight="bold" style:font-name-asian="DejaVu Sans" style:font-size-asian="12pt" style:font-style-asian="normal" style:font-weight-asian="bold" style:font-name-complex="DejaVu Sans" style:font-size-complex="12pt" style:font-style-complex="normal"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style>
    <style:style style:name="P25" style:family="paragraph" style:parent-style-name="Footnote">
      <style:text-properties style:use-window-font-color="true" fo:background-color="transparent"/>
    </style:style>
    <style:style style:name="P26" style:family="paragraph" style:parent-style-name="Standard" style:list-style-name="WW8Num14">
      <style:paragraph-properties fo:line-height="150%" fo:text-align="justify" style:justify-single-word="false">
        <style:tab-stops>
          <style:tab-stop style:position="0.635cm"/>
        </style:tab-stops>
      </style:paragraph-properties>
      <style:text-properties style:font-name="Arial" fo:font-weight="bold" fo:background-color="transparent" style:font-weight-asian="bold" style:font-weight-complex="bold"/>
    </style:style>
    <style:style style:name="P27" style:family="paragraph" style:parent-style-name="Text_20_body" style:list-style-name="L1">
      <style:text-properties style:font-name="FreeSans"/>
    </style:style>
    <style:style style:name="P28" style:family="paragraph" style:parent-style-name="Text_20_body" style:list-style-name="L1">
      <style:text-properties style:font-name="FreeSans"/>
    </style:style>
    <style:style style:name="P29" style:family="paragraph" style:parent-style-name="Text_20_body" style:list-style-name="L1">
      <style:text-properties style:font-name="FreeSans"/>
    </style:style>
    <style:style style:name="P30" style:family="paragraph" style:parent-style-name="Text_20_body" style:list-style-name="L1">
      <style:text-properties style:font-name="FreeSans"/>
    </style:style>
    <style:style style:name="P31" style:family="paragraph" style:parent-style-name="Text_20_body" style:list-style-name="L1">
      <style:text-properties style:font-name="FreeSans"/>
    </style:style>
    <style:style style:name="P32" style:family="paragraph" style:parent-style-name="Text_20_body" style:list-style-name="L1">
      <style:text-properties style:font-name="FreeSans"/>
    </style:style>
    <style:style style:name="P33" style:family="paragraph" style:parent-style-name="Text_20_body" style:list-style-name="L1">
      <style:text-properties style:font-name="FreeSans"/>
    </style:style>
    <style:style style:name="P34" style:family="paragraph" style:parent-style-name="Text_20_body" style:list-style-name="L1">
      <style:text-properties style:font-name="FreeSans"/>
    </style:style>
    <style:style style:name="P35" style:family="paragraph" style:parent-style-name="Text_20_body" style:list-style-name="L1">
      <style:text-properties style:font-name="FreeSans"/>
    </style:style>
    <style:style style:name="P36" style:family="paragraph" style:parent-style-name="Text_20_body" style:list-style-name="L1">
      <style:text-properties style:font-name="FreeSans"/>
    </style:style>
    <style:style style:name="P37" style:family="paragraph" style:parent-style-name="Text_20_body" style:list-style-name="L1">
      <style:text-properties style:font-name="FreeSans"/>
    </style:style>
    <style:style style:name="P38" style:family="paragraph" style:parent-style-name="Text_20_body" style:list-style-name="L1">
      <style:text-properties style:font-name="FreeSans"/>
    </style:style>
    <style:style style:name="P39" style:family="paragraph" style:parent-style-name="Text_20_body" style:list-style-name="L1">
      <style:text-properties style:font-name="FreeSans"/>
    </style:style>
    <style:style style:name="P40" style:family="paragraph" style:parent-style-name="Text_20_body" style:list-style-name="L1">
      <style:text-properties style:font-name="FreeSans"/>
    </style:style>
    <style:style style:name="P41" style:family="paragraph" style:parent-style-name="Text_20_body">
      <style:paragraph-properties fo:text-align="justify" style:justify-single-word="false"/>
      <style:text-properties style:font-name="FreeSans" fo:background-color="#ff0000"/>
    </style:style>
    <style:style style:name="P42" style:family="paragraph" style:parent-style-name="Text_20_body" style:list-style-name="L2">
      <style:paragraph-properties fo:text-align="justify" style:justify-single-word="false"/>
      <style:text-properties style:font-name="Arial"/>
    </style:style>
    <style:style style:name="P43" style:family="paragraph" style:parent-style-name="Text_20_body" style:list-style-name="L2">
      <style:paragraph-properties fo:text-align="justify" style:justify-single-word="false"/>
      <style:text-properties style:font-name="Arial"/>
    </style:style>
    <style:style style:name="P44" style:family="paragraph" style:parent-style-name="Text_20_body" style:list-style-name="L3">
      <style:paragraph-properties fo:text-align="justify" style:justify-single-word="false"/>
      <style:text-properties style:font-name="Arial"/>
    </style:style>
    <style:style style:name="P45" style:family="paragraph" style:parent-style-name="Text_20_body" style:list-style-name="L3">
      <style:paragraph-properties fo:text-align="justify" style:justify-single-word="false"/>
      <style:text-properties style:font-name="Arial"/>
    </style:style>
    <style:style style:name="P46" style:family="paragraph" style:parent-style-name="Text_20_body" style:list-style-name="L3">
      <style:paragraph-properties fo:text-align="justify" style:justify-single-word="false"/>
      <style:text-properties style:font-name="Arial"/>
    </style:style>
    <style:style style:name="P47" style:family="paragraph" style:parent-style-name="Text_20_body" style:list-style-name="L3">
      <style:paragraph-properties fo:text-align="justify" style:justify-single-word="false"/>
      <style:text-properties style:font-name="Arial"/>
    </style:style>
    <style:style style:name="P48" style:family="paragraph" style:parent-style-name="Text_20_body" style:list-style-name="L3">
      <style:paragraph-properties fo:text-align="justify" style:justify-single-word="false"/>
      <style:text-properties style:font-name="Arial"/>
    </style:style>
    <style:style style:name="P49" style:family="paragraph" style:parent-style-name="Text_20_body" style:list-style-name="L3">
      <style:paragraph-properties fo:text-align="justify" style:justify-single-word="false"/>
      <style:text-properties style:font-name="Arial"/>
    </style:style>
    <style:style style:name="P50" style:family="paragraph" style:parent-style-name="Text_20_body" style:list-style-name="L3">
      <style:paragraph-properties fo:text-align="justify" style:justify-single-word="false"/>
      <style:text-properties style:font-name="Arial"/>
    </style:style>
    <style:style style:name="P51" style:family="paragraph" style:parent-style-name="Text_20_body" style:list-style-name="L3">
      <style:paragraph-properties fo:text-align="justify" style:justify-single-word="false"/>
      <style:text-properties style:font-name="Arial" fo:font-weight="bold" style:font-weight-asian="bold" style:font-weight-complex="bold"/>
    </style:style>
    <style:style style:name="T1" style:family="text">
      <style:text-properties fo:color="#dc2300"/>
    </style:style>
    <style:style style:name="T2" style:family="text">
      <style:text-properties fo:color="#dc2300" fo:background-color="transparent"/>
    </style:style>
    <style:style style:name="T3" style:family="text">
      <style:text-properties style:use-window-font-color="true" fo:background-color="#2323dc"/>
    </style:style>
    <style:style style:name="T4" style:family="text">
      <style:text-properties style:use-window-font-color="true" fo:background-color="transparent"/>
    </style:style>
    <style:style style:name="T5" style:family="text">
      <style:text-properties style:use-window-font-color="true" fo:background-color="#ff9966"/>
    </style:style>
    <style:style style:name="T6" style:family="text">
      <style:text-properties style:use-window-font-color="true" fo:background-color="#ff6633"/>
    </style:style>
    <style:style style:name="T7" style:family="text">
      <style:text-properties fo:background-color="#ff0000"/>
    </style:style>
    <style:style style:name="T8" style:family="text">
      <style:text-properties fo:color="#000000" fo:background-color="#ff0000"/>
    </style:style>
    <style:style style:name="T9" style:family="text">
      <style:text-properties fo:color="#000000" fo:background-color="transparent"/>
    </style:style>
    <style:style style:name="T10" style:family="text">
      <style:text-properties fo:background-color="#dc2300"/>
    </style:style>
    <style:style style:name="T11" style:family="text">
      <style:text-properties fo:background-color="#ff6633"/>
    </style:style>
    <style:style style:name="T12" style:family="text">
      <style:text-properties fo:background-color="#ff3333"/>
    </style:style>
    <style:style style:name="T13" style:family="text">
      <style:text-properties fo:background-color="#2300dc"/>
    </style:style>
    <style:style style:name="T14" style:family="text">
      <style:text-properties fo:background-color="#2323dc"/>
    </style:style>
    <style:style style:name="T15" style:family="text">
      <style:text-properties fo:background-color="#00ffff"/>
    </style:style>
    <style:style style:name="T16" style:family="text">
      <style:text-properties fo:background-color="#e6e64c"/>
    </style:style>
    <style:style style:name="T17" style:family="text">
      <style:text-properties fo:background-color="#cccc00"/>
    </style:style>
    <style:style style:name="T18" style:family="text">
      <style:text-properties fo:background-color="#ccffff"/>
    </style:style>
    <style:style style:name="T19" style:family="text">
      <style:text-properties fo:background-color="transparent"/>
    </style:style>
    <style:style style:name="T20" style:family="text">
      <style:text-properties fo:background-color="#ff9966"/>
    </style:style>
    <style:style style:name="T21" style:family="text">
      <style:text-properties fo:background-color="#ffff0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Objectius generals del cicle formatiu</text:h>
      <text:p text:style-name="P5"/>
      <text:list text:style-name="L1">
        <text:list-item>
          <text:p text:style-name="P27">Realitzar la instal·lació, configuració i actualització de sistemes informàtics, xarxes locals, serveis d'Internet i aplicacions ofimàtiques i operatives, interpretant la documentació de la instal·lació i la configuració, així com els resultats de les proves, aplicant el procediment establert i el programa de proves, executant les diverses operacions de muntatge, configuració, còpies de seguretat i resolució d'incidències pròpies dels processos, per tal de realitzar el procés d'implantació segons els requeriments de la persona usuària.</text:p>
        </text:list-item>
        <text:list-item>
          <text:p text:style-name="P27">Detectar les incidències més freqüents en l'explotació d'una xarxa local, un sistema informàtic, un servei d'Internet, una aplicació ofimàtica o corporativa, aplicant el programari de diagnosi, interpretant els símptomes i les indicacions de la persona usuària, per tal de determinar la diagnosi de l'avaria.</text:p>
        </text:list-item>
        <text:list-item>
          <text:p text:style-name="P27">Diagnosticar les avaries més usuals en l'explotació de xarxes locals, sistemes informàtics, serveis d'Internet, aplicació ofimàtica o corporativa, identificant la tipologia física de la xarxa, contrastant els missatges obtinguts en la diagnosi, relacionant les causes de les avaries amb les possibles intervencions a efectuar, per tal de mantenir operativa l'explotació del sistema, la xarxa, el servei d'Internet o l'aplicació ofimàtica o corporativa.</text:p>
        </text:list-item>
        <text:list-item>
          <text:p text:style-name="P27">Comunicar-se amb la persona usuària del sistema informàtic, la xarxa local, els serveis d'Internet o l'aplicació ofimàtica o corporativa, distingint la tipologia de la demanda a partir del missatge, interpretant la incidència produïda, adaptant-se al llenguatge i requeriments, seguint el protocol establert per l'empresa i les normes de comunicació, per tal de prestar el servei d'assistència.</text:p>
        </text:list-item>
        <text:list-item>
          <text:p text:style-name="P27">Resoldre els problemes de funcionament en l'explotació del sistema informàtic o de l'aplicació ofimàtica, interpretant la demanda de la persona usuària, les guies d'informació tècnica del programari de l'aplicació ofimàtica i la documentació de la instal·lació, identificant les utilitats del sistema operatiu i les eines del programari de diagnosi, el programari d'actualització i les dades de l'equipament avariat que cal restaurar, aplicant la tècnica adequada segons la incidència plantejada, garantint la integritat de la informació i continuació de l'explotació en el termini previst, restaurant i recuperant les dades de l'equip avariat, aplicant tècniques de comunicació interpersonal i el protocol d'actuació adequat, per tal d'assistir la persona usuària en l'explotació del sistema o l'aplicació ofimàtica.</text:p>
        </text:list-item>
        <text:list-item>
          <text:p text:style-name="P27">Controlar els components del sistema informàtic, distingint els components del maquinari i els del programari, verificant les connexions elèctriques i les subjeccions dels diferents components del maquinari i les còpies de seguretat, comprovant la càrrega del sistema operatiu, modificant els paràmetres específics en la configuració de l'equip una vegada feta la rèplica de les imatges del sistema, per tal d'executar les operacions de modificació i comprovació del sistema informàtic.</text:p>
        </text:list-item>
        <text:list-item>
          <text:p text:style-name="P27">Aplicar les eines d'auditoria, diferenciant els paràmetres peculiars dels rendiment d'una xarxa i les característiques i el funcionament, emprant els manuals del maquinari i les eines d'auditoria, per tal de generar els informes de trànsit i rendiment de la xarxa.</text:p>
        </text:list-item>
        <text:list-item>
          <text:p text:style-name="P27">Manejar plantilles i formularis d'entrada i sortida utilitzant eines ofimàtiques i corporatives, interpretant els documents de normalització de plantilles, els documents ofimàtics, les característiques d'interface de l'aplicació, identificant les eines de generació o d'assistent de plantilles de l'aplicació, el format de plantilla <text:soft-page-break/>adequat, elaborant documents i plantilles normalitzats de documents ofimàtics i corporatius, documentant la ubicació de mètodes d'accés, restriccions d'ús i característiques de manteniment de les plantilles i formularis creats, per tal de realitzar el manteniment d'aplicacions ofimàtiques i corporatives.</text:p>
        </text:list-item>
        <text:list-item>
          <text:p text:style-name="P27">Manejar bases de dades ofimàtiques o corporatives, interpretant les característiques de la interface i l'estructura de la base de dades, identificant els llenguatges i les eines de consulta i manipulació de bases de dades, identificant les eines de còpia, d'exportació i importació, realitzant consultes per generar llistats d'informació, realitzant operacions de manteniment, actualització i integritat de les bases de dades, programant la realització automàtica de còpies de seguretat, elaborant formularis d'entrada i sortida de dades, documentant la ubicació, mètodes d'accés, restriccions d'ús i característiques de manteniment de les plantilles i formularis creats, mantenint la integritat de la informació, enregistrant el procés d'assistència, per tal de realitzar les operacions d'explotació de bases de dades corporatives.</text:p>
        </text:list-item>
        <text:list-item>
          <text:p text:style-name="P27">Implantar línies internes i externes i el programari d'accés a Internet, interpretant la documentació dels dispositius de comunicacions i distingint el tipus de cablatge i connectors necessaris, explicant els condicionants de la configuració del direccionament IP, identificant el mitjà físic i lògic, respectant la documentació tècnica del projecte i mantenint les mesures de seguretat i qualitat adequades, per tal de proveir els diversos serveis d'Internet.</text:p>
        </text:list-item>
        <text:list-item>
          <text:p text:style-name="P27">Dissenyar i programar els continguts d'un portal d'informació, interpretant la documentació tècnica dels navegadors, identificant els paràmetres d'execució de processos i les modalitats d'accés d'una persona usuària amb la documentació d'un servidor web, per tal de realitzar l'explotació de portals d'informació.</text:p>
        </text:list-item>
        <text:list-item>
          <text:p text:style-name="P27">Integrar els processos d'explotació i manteniment de xarxes i sistemes informàtics aplicats a la prestació de serveis d'Internet i al manteniment d'aplicacions ofimàtiques o bases de dades, relacionant-se amb la persona usuària i donant-li suport en la detecció, diagnosi i resolució de les avaries més usuals, per tal de donar resposta globalitzada a la simulació d'una situació real de treball.</text:p>
        </text:list-item>
        <text:list-item>
          <text:p text:style-name="P27">Planificar el procés d'inserció en l'activitat d'explotació de sistemes informàtics, en les diverses possibilitats, identificant els drets i obligacions que es deriven de les relacions laborals, les capacitats i actituds requerides, determinant les vies d'inserció possibles i els mitjans adients en cada cas per tal d'integrar-se satisfactòriament en el món laboral.</text:p>
        </text:list-item>
        <text:list-item>
          <text:p text:style-name="P27">Elaborar un projecte de creació d'una empresa, determinant-ne els objectius, la ubicació, l'organització i els recursos, seleccionant la forma jurídica i establint les formes de relació amb la clientela i els proveïdors/res, i també la promoció i la distribució del producte per tal de gestionar una empresa o actuar com a treballador/a autònom/a.</text:p>
        </text:list-item>
      </text:list>
      <text:p text:style-name="P4"/>
      <text:p text:style-name="P7"/>
      <table:table table:name="Taula33" table:style-name="Taula33">
        <table:table-column table:style-name="Taula33.A"/>
        <table:table-column table:style-name="Taula33.B"/>
        <table:table-row>
          <table:table-cell table:style-name="Taula33.A1" office:value-type="string">
            <text:p text:style-name="P23">OT<text:note text:id="ftn1" text:note-class="footnote"><text:note-citation>1</text:note-citation><text:note-body><text:p text:style-name="P25"><text:s/>L'enumeració dels objectius terminals d'aquest cicle la podeu trobar <text:span text:style-name="T21">al següent apartat</text:span>.</text:p></text:note-body></text:note></text:p>
          </table:table-cell>
          <table:table-cell table:style-name="Taula33.B1" office:value-type="string">
            <text:p text:style-name="P23">Objectius generals del Cicle<text:note text:id="ftn2" text:note-class="footnote"><text:note-citation>2</text:note-citation><text:note-body><text:p text:style-name="Footnote"><text:s/>Nota sobre els objetius generals del cicle. L'enumeració dels OG és coincident amb l'ordre d'aparició al decret.</text:p><text:p text:style-name="Footnote"/></text:note-body></text:note></text:p>
          </table:table-cell>
        </table:table-row>
        <table:table-row>
          <table:table-cell table:style-name="Taula33.A2" office:value-type="string">
            <text:p text:style-name="P24">1, 2, 3 i 4</text:p>
          </table:table-cell>
          <table:table-cell table:style-name="Taula33.B2" office:value-type="string">
            <text:p text:style-name="P21">Realitzar la instal·lació, configuració i actualització de sistemes informàtics, xarxes locals, serveis d'Internet i aplicacions ofimàtiques i operatives, interpretant la documentació de la instal·lació i la configuració, així com els resultats de les proves, aplicant el procediment establert i el programa de proves, executant les diverses operacions de muntatge, configuració, còpies de seguretat i resolució d'incidències pròpies dels processos, per tal de realitzar el procés d'implantació segons els requeriments de la persona usuària.</text:p>
          </table:table-cell>
        </table:table-row>
        <table:table-row>
          <table:table-cell table:style-name="Taula33.A2" office:value-type="string">
            <text:p text:style-name="P24">6</text:p>
          </table:table-cell>
          <table:table-cell table:style-name="Taula33.B2" office:value-type="string">
            <text:p text:style-name="P21">Detectar les incidències més freqüents en l'explotació d'una xarxa local, un sistema informàtic, un servei d'Internet, una aplicació ofimàtica o corporativa, aplicant el programari de diagnosi, interpretant els símptomes i les indicacions de la persona usuària, per tal de determinar la diagnosi de l'avaria.</text:p>
          </table:table-cell>
        </table:table-row>
        <table:table-row>
          <table:table-cell table:style-name="Taula33.A2" office:value-type="string">
            <text:p text:style-name="P24">6</text:p>
          </table:table-cell>
          <table:table-cell table:style-name="Taula33.B2" office:value-type="string">
            <text:p text:style-name="P21">Diagnosticar les avaries més usuals en l'explotació de xarxes locals, sistemes informàtics, serveis d'Internet, aplicació ofimàtica o corporativa, identificant la tipologia física de la xarxa, contrastant els missatges obtinguts en la diagnosi, relacionant les causes de les avaries amb les possibles intervencions a efectuar, per tal de mantenir operativa l'explotació del sistema, la xarxa, el servei d'Internet o l'aplicació ofimàtica o corporativa.</text:p>
          </table:table-cell>
        </table:table-row>
        <table:table-row>
          <table:table-cell table:style-name="Taula33.A2" office:value-type="string">
            <text:p text:style-name="P24">7</text:p>
          </table:table-cell>
          <table:table-cell table:style-name="Taula33.B2" office:value-type="string">
            <text:p text:style-name="P21">Aplicar les eines d'auditoria, diferenciant els paràmetres peculiars dels rendiment d'una xarxa i les característiques i el funcionament, emprant els manuals del maquinari i les eines d'auditoria, per tal de generar els informes de trànsit i rendiment de la xarxa.</text:p>
          </table:table-cell>
        </table:table-row>
        <table:table-row>
          <table:table-cell table:style-name="Taula33.A2" office:value-type="string">
            <text:p text:style-name="P24">5</text:p>
          </table:table-cell>
          <table:table-cell table:style-name="Taula33.B2" office:value-type="string">
            <text:p text:style-name="P21">Implantar línies internes i externes i el programari d'accés a Internet, interpretant la documentació dels dispositius de comunicacions i distingint el tipus de cablatge i connectors necessaris, explicant els condicionants de la configuració del direccionament IP, identificant el mitjà físic i lògic, respectant la documentació tècnica del projecte i mantenint les mesures de seguretat i qualitat adequades, per tal de proveir els diversos serveis d'Internet.</text:p>
          </table:table-cell>
        </table:table-row>
      </table:table>
      <text:p text:style-name="P2"/>
      <text:h text:style-name="Heading_20_1" text:outline-level="1">Objectius Terminals del crèdit</text:h>
      <text:p text:style-name="P7"/>
      <text:list text:style-name="L2">
        <text:list-item>
          <text:p text:style-name="P42">Conèixer els conceptes bàsics de la telemàtica i dels sistemes de comunicacions i saber aplicar-los en la instal·lació i manteniment de xarxes d'àrea local.</text:p>
        </text:list-item>
        <text:list-item>
          <text:p text:style-name="P42">Reconèixer les diferents topologies i arquitectures de xarxa, identificar els components d'una xarxa d'àrea local i conèixer en quins nivells de l'arquitectura de xarxa intervenen aquests components. <text:s/></text:p>
        </text:list-item>
      </text:list>
      <text:section text:style-name="Sect1" text:name="Secció1">
        <text:p text:style-name="P19"/>
      </text:section>
      <text:p text:style-name="P19"/>
      <text:list text:style-name="L3">
        <text:list-item>
          <text:p text:style-name="P44">Identificar, en el plànol d'instal·lació, les preses ofimàtiques i les connexions de l'armari de comunicacions, a partir de la documentació de la instal·lació i saber informar de les modificacions realitzades. <text:span text:style-name="T12">UD 3</text:span></text:p>
        </text:list-item>
        <text:list-item>
          <text:p text:style-name="P44">Implantar els dispositius d'interconnexió de la xarxa partint de la documentació tècnica, utilitzant les eines adequades, muntant i connectant cables i equips, i configurant els routers. <text:span text:style-name="T3">UD 4</text:span></text:p>
        </text:list-item>
        <text:list-item>
          <text:p text:style-name="P44">Certificar una instal·lació, fent referència i emmagatzemant les mesures obtingudes amb l'aparell certificador, interpretant els plànols i informant de les modificacions realitzades. <text:span text:style-name="T12">UD 3</text:span></text:p>
        </text:list-item>
        <text:list-item>
          <text:p text:style-name="P44">Instal·lar el maquinari de xarxa en un ordinador, utilitzant les eines adequades, verificant la compatibilitat del material a instal·lar, seleccionant els manegadors de la targeta de xarxa i els protocols de xarxa, verificant la instal·lació amb les utilitats de diagnosi apropiades. <text:span text:style-name="T12">UD 3</text:span></text:p>
        </text:list-item>
        <text:list-item>
          <text:p text:style-name="P44">Configurar servidors i clients de xarxa amb els diferents serveis, verificant el funcionament i documentant les tasques realitzades i les incidències sorgides, d'acord amb les especificacions definides en els diversos projectes. <text:span text:style-name="T15">UD6</text:span></text:p>
        </text:list-item>
        <text:list-item>
          <text:p text:style-name="P44">Detectar les incidències en l'explotació de la xarxa, identificant l'avaria segons la simptomatologia, formulant una hipòtesi per descriure un pla d'intervenció per tal de solucionar les incidències, a partir d'avaries simulades en una xarxa local. <text:span text:style-name="T16">UD 7</text:span></text:p>
        </text:list-item>
        <text:list-item>
          <text:p text:style-name="P44">Realitzar operacions de control de qualitat del servei de xarxa, generant informes de trànsit i rendiment del servei, mitjançant les eines d'auditoria. <text:span text:style-name="T17">UD 7</text:span></text:p>
          <text:p text:style-name="P51"/>
        </text:list-item>
      </text:list>
      <text:list text:style-name="WW8Num14">
        <text:list-header>
          <text:p text:style-name="P26"/>
        </text:list-header>
      </text:list>
      <text:p text:style-name="P6"/>
      <text:p text:style-name="P3"/>
      <text:h text:style-name="Heading_20_1" text:outline-level="1">Continguts de fets, conceptes i sistemes conceptuals</text:h>
      <text:p text:style-name="P15">0. Conceptes bàsics de telemàtica <text:span text:style-name="T7">(UD 1)</text:span></text:p>
      <text:p text:style-name="P15"><text:tab/>0a. Senyals elèctriques i senyals electromagnètiques. Característiques (amplitud, <text:tab/>freqüència i fase). <text:s/><text:span text:style-name="T7">(UD 1)</text:span></text:p>
      <text:p text:style-name="P15"><text:tab/>0b. Concepte de freqüència i ample de banda. <text:s text:c="2"/><text:span text:style-name="T7">(UD 1)</text:span></text:p>
      <text:p text:style-name="P15"><text:tab/>0c. L'espectre electromagnètic. Domini públic radioelèctric. Ens reguladors i <text:tab/>Normativa legal vigent. Modulació de senyals i concepte de canal lògic. <text:s/><text:span text:style-name="T7">(UD 1)</text:span></text:p>
      <text:p text:style-name="P15"><text:tab/>0d. Components d'un sistema de comunicacions (emissors i receptors, equips <text:tab/>terminals de dades i equips de comunicacions, canal, soroll i interferències) <text:s/><text:span text:style-name="T7">(UD 1)</text:span></text:p>
      <text:p text:style-name="P15"><text:tab/>0e. Línies de comunicacions. Tipologies i classificacions <text:s/><text:span text:style-name="T7">(UD 1)</text:span></text:p>
      <text:p text:style-name="P15"><text:tab/>0f. Components d'un sistema de comunicacions <text:s/><text:span text:style-name="T7">(UD 1)</text:span></text:p>
      <text:p text:style-name="P9"><text:span text:style-name="T19">1. Característiques de les xarxes d'àrea local LAN: </text:span><text:span text:style-name="T20">(UD 2)</text:span></text:p>
      <text:p text:style-name="P8"><text:tab/><text:span text:style-name="T9">1a. Telemàtica: origen, evolució i aplicacions actuals </text:span><text:span text:style-name="T8">(UD1)</text:span></text:p>
      <text:p text:style-name="P8"><text:span text:style-name="T19"><text:tab/>1b. Arquitectura i tipologia de les xarxes </text:span><text:span text:style-name="T20">(UD 2)</text:span></text:p>
      <text:p text:style-name="P8"><text:span text:style-name="T19"><text:tab/>1c. Elements d'una xarxa local. </text:span><text:span text:style-name="T20">(UD 2)</text:span></text:p>
      <text:p text:style-name="P10"><text:span text:style-name="T19"><text:tab/></text:span><text:span text:style-name="T4">1d.</text:span><text:span text:style-name="T2"> </text:span><text:span text:style-name="T4">Mitjans físics de transmissió: via cable, sense fil, microones</text:span><text:span text:style-name="T6"> (UD 3</text:span><text:span text:style-name="T5">)</text:span></text:p>
      <text:p text:style-name="P20"><text:span text:style-name="T19"><text:tab/>1e. Tipus de transmissió: analògica, digital; símplex, semidúplex, fulldúplex; sèrie, <text:tab/>paral·lel; síncrona, asíncrona. </text:span><text:span text:style-name="T10">(UD 1)</text:span></text:p>
      <text:p text:style-name="P8"><text:span text:style-name="T21"><text:tab/>1f. Normativa legal vigent.</text:span> <text:span text:style-name="T1">UD1/UD2/UD3</text:span></text:p>
      <text:p text:style-name="P16">2. Connexió de xarxes d'àrea local: <text:span text:style-name="T13">(UD4)</text:span></text:p>
      <text:p text:style-name="P16"><text:tab/>2a. Direccionament físic i lògic. <text:span text:style-name="T13">(UD4)</text:span></text:p>
      <text:p text:style-name="P16"><text:tab/>2b. Commutadors i routers: funcionament i configuració bàsica. <text:span text:style-name="T13">(UD4)</text:span></text:p>
      <text:p text:style-name="P16"><text:tab/>2c. Característiques bàsiques de les xarxes públiques d'àrea extensa. <text:span text:style-name="T13">(UD4)</text:span></text:p>
      <text:p text:style-name="P10"><text:span text:style-name="T19">3. Instal·lació i configuració bàsica de xarxes d'àrea local. </text:span>(UD 3)</text:p>
      <text:p text:style-name="P8"><text:span text:style-name="T19"><text:tab/>3a. Arquitectura d'un servidor. </text:span><text:span text:style-name="T11">(UD 2)</text:span></text:p>
      <text:p text:style-name="P10"><text:span text:style-name="T19"><text:tab/>3b. Targes de xarxa. </text:span>(UD 3)</text:p>
      <text:p text:style-name="P14"><text:span text:style-name="T19"><text:tab/>3c. Sistemes operatius de xarxa. </text:span>(UD 5)</text:p>
      <text:p text:style-name="P9"><text:span text:style-name="T21"><text:tab/>3d. Programari de comunicacions: IPX, Net Beui, IP, etc.</text:span><text:span text:style-name="T19"> </text:span>(UD 2)</text:p>
      <text:p text:style-name="P8"><text:tab/>3e. Serveis de xarxa: correu, accés remot, transferència de fitxers. <text:span text:style-name="T18">(UD 6)</text:span></text:p>
      <text:p text:style-name="P10"><text:tab/>3f. Programari de client de xarxa. (UD 3)</text:p>
      <text:p text:style-name="P8"><text:span text:style-name="T19"><text:tab/>3g. Perifèrics de xarxa. </text:span><text:span text:style-name="T11">(UD 2) </text:span></text:p>
      <text:p text:style-name="P12">4. Certificació de xarxes d'àrea local: </text:p>
      <text:p text:style-name="P12"><text:tab/>4a. Instruments certificadors. </text:p>
      <text:p text:style-name="P12"><text:tab/>4b. Normatives de certificació.</text:p>
      <text:p text:style-name="P12"><text:tab/>4c. Paràmetres característics d'un mitjà de transmissió.</text:p>
      <text:p text:style-name="P8">5. Comprovació i diagnosi d'avaries usuals en xarxes d'àrea local: <text:span text:style-name="T12">UD 3 (a nivell físic i d'enllaç) </text:span><text:span text:style-name="T14">UD4 (a nivell de xarxa i transport) i </text:span><text:span text:style-name="T18">UD6 (a nivell de serveis de xarxa)</text:span></text:p>
      <text:p text:style-name="P8"><text:tab/>5a. Eines de diagnosi. <text:span text:style-name="T12">UD 3 (a nivell físic i d'enllaç) </text:span><text:span text:style-name="T14">UD4 (a nivell de xarxa i </text:span><text:soft-page-break/><text:span text:style-name="T14">transport) i </text:span><text:span text:style-name="T18">UD6 (a nivell de serveis de xarxa)</text:span></text:p>
      <text:p text:style-name="P8"><text:tab/>5b. Avaries usuals més freqüents: símptomes i solucions. <text:span text:style-name="T12">UD 3 (a nivell físic i d'enllaç) </text:span><text:span text:style-name="T14">UD4 (a nivell de xarxa i transport) i </text:span><text:span text:style-name="T18">UD6 (a nivell de serveis de xarxa)</text:span></text:p>
      <text:p text:style-name="P8"><text:tab/>5c. Documentació de la tasca efectuada i els resultats. <text:span text:style-name="T12">UD 3 (a nivell físic i d'enllaç) </text:span><text:span text:style-name="T14">UD4 (a nivell de xarxa i transport) i </text:span><text:span text:style-name="T18">UD6 (a nivell de serveis de xarxa)</text:span></text:p>
      <text:p text:style-name="P8"><text:tab/>5d. Assistència a la persona usuària en l'explotació de la xarxa. </text:p>
      <text:p text:style-name="P8">6. Operacions d'auditoria del servei d'una xarxa: <text:span text:style-name="T16">(UD7)</text:span></text:p>
      <text:p text:style-name="P8"><text:tab/>6a. Paràmetres característics del rendiment de la xarxa. <text:span text:style-name="T16">(UD7)</text:span></text:p>
      <text:p text:style-name="P8"><text:tab/>6b. Analitzadors de xarxa. (<text:span text:style-name="T11">UD 2) i </text:span><text:span text:style-name="T16">(UD7)</text:span></text:p>
      <text:p text:style-name="P8"/>
      <text:p text:style-name="P8"><text:s/></text:p>
      <text:h text:style-name="Heading_20_1" text:outline-level="1"/>
      <text:h text:style-name="P1" text:outline-level="1">Continguts de procediments</text:h>
      <text:p text:style-name="P17">0. Identificació de sistemes de comunicacions (UD 1)</text:p>
      <text:p text:style-name="P17"><text:tab/>0a. Interpretació de sistemes de comunicació (UD 1)</text:p>
      <text:p text:style-name="P17"><text:tab/>0b. Identificació dels components d'un sistema de comunicacions (UD 1)</text:p>
      <text:p text:style-name="P18"><text:tab/>0c. Selecció de les eines adequades per documentar sistemes de comunicacions. (UD 1)</text:p>
      <text:p text:style-name="P17"><text:tab/>0d. Documentació de les activitats realitzades i els resultats obtinguts. (UD 1)</text:p>
      <text:p text:style-name="P17"><text:tab/>0e. Tipus de xarxes de telecomunicacions. (UD 1)</text:p>
      <text:p text:style-name="P9"><text:span text:style-name="T19">1. Identificació de la tipologia física i lògica: </text:span>UD 2</text:p>
      <text:p text:style-name="P16"><text:tab/>1a. Interpretació del plànol de la instal·lació. <text:span text:style-name="T7">(UD 3)</text:span></text:p>
      <text:p text:style-name="P16"><text:tab/>1b. Identificació de les preses ofimàtiques. <text:s/><text:span text:style-name="T7">(UD 3)</text:span></text:p>
      <text:p text:style-name="P16"><text:tab/>1c. Identificació de les connexions correctes dels armaris. <text:s/><text:span text:style-name="T7">(UD 3)</text:span></text:p>
      <text:p text:style-name="P16"><text:tab/>1d. Documentació de les activitats realitzades i els resultats obtinguts. <text:s/><text:span text:style-name="T7">(UD 3)</text:span></text:p>
      <text:p text:style-name="P11"><text:tab/>1e. Ús d'eines de creació de diagrames de xarxa on s'identifiqui la topologia i els <text:tab/>components d'una xarxa d'area local.</text:p>
      <text:p text:style-name="P13"><text:span text:style-name="T19">2. Instal·lació i configuració bàsica dels dispositius d'interconnexió de la xarxa: </text:span><text:span text:style-name="T7">(UD3 i</text:span> UD 4)</text:p>
      <text:p text:style-name="P13"><text:span text:style-name="T19"><text:tab/>2a. Interpretació de la documentació tècnica identificant la simbologia i els elements <text:tab/>que componen la instal·lació. </text:span><text:span text:style-name="T7">(UD3 i</text:span> UD 4)</text:p>
      <text:p text:style-name="P11"><text:span text:style-name="T19"><text:tab/>2b. Selecció de les eines adequades per efectuar la instal·lació. <text:s/></text:span>(UD3 i<text:span text:style-name="T13"> UD 4)</text:span></text:p>
      <text:p text:style-name="P8"><text:tab/><text:span text:style-name="T19">2c. Instal·lació i connexió dels cables i els equips. </text:span><text:span text:style-name="T7">(UD 3</text:span><text:span text:style-name="T13"> i UD 4)</text:span></text:p>
      <text:p text:style-name="P16"><text:tab/>2d. Introducció de la programació bàsica dels commutadors i els routers. <text:span text:style-name="T13">(UD 4)</text:span></text:p>
      <text:p text:style-name="P16"><text:tab/>2e. Comprovació de la connectivitat. <text:span text:style-name="T7">(UD 3</text:span><text:span text:style-name="T13"> i UD 4)</text:span></text:p>
      <text:p text:style-name="P16"><text:tab/>2f. Documentació de les activitats realitzades i els resultats obtinguts. <text:span text:style-name="T7">(UD 3</text:span><text:span text:style-name="T13"> i UD 4)</text:span></text:p>
      <text:p text:style-name="P11"><text:span text:style-name="T19"><text:tab/>2g. Muntatge d'un armari principal de connectivitat. </text:span>(UD3)</text:p>
      <text:p text:style-name="P8"/>
      <text:p text:style-name="P12">3. Execució de processos de certificació d'una instal·lació de cablatge estructurat: UD 3???</text:p>
      <text:p text:style-name="P12"><text:tab/>3a. Interpretació del plànol d'instal·lació.</text:p>
      <text:p text:style-name="P12"><text:tab/>3b. Execució de la certificació, referendant i emmagatzemant les mesures preses.</text:p>
      <text:p text:style-name="P12"><text:tab/>3c. Connexió de l'aparell certificador.</text:p>
      <text:p text:style-name="P12"><text:tab/>3d. Connexió de l'aparell certificador a un ordinador i realització del buidat de <text:tab/>dades.</text:p>
      <text:p text:style-name="P12"><text:tab/>3e. Documentació de les activitats realitzades.</text:p>
      <text:p text:style-name="P12"/>
      <text:p text:style-name="P8">4. Instal·lació dels dispositius del maquinari de la xarxa en els llocs de treball: <text:span text:style-name="T7">(UD3)</text:span></text:p>
      <text:p text:style-name="P8"><text:tab/>4a. Comprovació de la compatibilitat del material a instal·lar. <text:span text:style-name="T7">(UD3)</text:span></text:p>
      <text:p text:style-name="P8"><text:tab/>4b. Selecció de les eines adequades.<text:span text:style-name="T7">(UD3) </text:span></text:p>
      <text:p text:style-name="P8"><text:tab/>4c. Instal·lació de les targes de xarxa. <text:span text:style-name="T7">(UD3)</text:span></text:p>
      <text:p text:style-name="P8"><text:soft-page-break/><text:tab/>4d. Instal·lació dels controladors de tarja. <text:span text:style-name="T7">(UD3)</text:span></text:p>
      <text:p text:style-name="P8"><text:tab/>4e. Selecció i configuració del protocol de xarxa. <text:span text:style-name="T13">(UD 4)</text:span></text:p>
      <text:p text:style-name="P8"><text:tab/>4f. <text:s/>Comprovació de la instal·lació amb utilitats de diagnosi.<text:span text:style-name="T7">(UD3 i </text:span><text:span text:style-name="T13">UD4)</text:span></text:p>
      <text:p text:style-name="P8"><text:tab/>4g. Documentació de les tasques i els resultats obtinguts. <text:span text:style-name="T7">(UD3 i </text:span><text:span text:style-name="T13">UD4)</text:span></text:p>
      <text:p text:style-name="P8">5. Activació del programari de xarxa: <text:span text:style-name="T18">(UD 6)</text:span></text:p>
      <text:p text:style-name="P8"><text:tab/>5a. Instal·lació dels serveis específics. <text:span text:style-name="T18">(UD 6)</text:span></text:p>
      <text:p text:style-name="P8"><text:tab/>5b. Configuració dels diferents serveis. <text:span text:style-name="T18">(UD 6)</text:span></text:p>
      <text:p text:style-name="P8"><text:tab/>5c. Instal·lació i configuració dels programes clients. <text:span text:style-name="T18">(UD 6)</text:span></text:p>
      <text:p text:style-name="P12"><text:tab/>5d. Comprovació del funcionament de servidors i clients. <text:span text:style-name="T18">(UD 6 i </text:span>UD 7)</text:p>
      <text:p text:style-name="P8"><text:tab/>5e. Documentació de les tasques i els resultats obtinguts. <text:span text:style-name="T18">(UD 6)</text:span></text:p>
      <text:p text:style-name="P8"/>
      <text:p text:style-name="P8">6. Resolució de les incidències més usuals que podem trobar en l'explotació<text:line-break/>del servei de xarxa LAN: <text:span text:style-name="T7">(UD3, </text:span><text:span text:style-name="T14">UD4, </text:span><text:span text:style-name="T18">UD 6 </text:span><text:span text:style-name="T16">i UD7)</text:span></text:p>
      <text:p text:style-name="P8"><text:tab/>6a. Identificació dels símptomes de l'avaria. <text:span text:style-name="T7">(UD3, </text:span><text:span text:style-name="T14">UD4, </text:span><text:span text:style-name="T18">UD 6 i </text:span><text:span text:style-name="T16">UD7)</text:span></text:p>
      <text:p text:style-name="P8"><text:tab/>6b. Caracterització de l'avaria segons els efectes produïts.<text:span text:style-name="T7">(UD3, </text:span><text:span text:style-name="T14">UD4, </text:span><text:span text:style-name="T18">UD 6, </text:span><text:span text:style-name="T16">i UD7)</text:span></text:p>
      <text:p text:style-name="P8"><text:tab/>6c. Formulació d'una hipòtesi de la causa de l'avaria relacionant-la amb els <text:tab/>símptomes detectats. <text:span text:style-name="T7">(UD3, </text:span><text:span text:style-name="T14">UD4 ,</text:span><text:span text:style-name="T18">UD 6 </text:span><text:span text:style-name="T16">i UD7)</text:span></text:p>
      <text:p text:style-name="P8"><text:tab/>6d. Descripció d'un pla d'intervenció. (<text:span text:style-name="T16">UD7)</text:span></text:p>
      <text:p text:style-name="P8"><text:tab/>6e. Localització i arranjament de l'avaria. <text:span text:style-name="T7">(UD3,</text:span><text:span text:style-name="T7"> </text:span><text:span text:style-name="T14">UD4, </text:span><text:span text:style-name="T18">UD 6 i </text:span><text:span text:style-name="T16">UD7)</text:span></text:p>
      <text:p text:style-name="P8"><text:tab/>6f. Resposta a les incidències que surtin durant l'actuació. <text:span text:style-name="T7">(UD3, </text:span><text:span text:style-name="T14">UD4, </text:span><text:span text:style-name="T18">UD 6 i </text:span><text:span text:style-name="T16">UD7)</text:span></text:p>
      <text:p text:style-name="P8"><text:tab/>6g. Documentació de les tasques i els resultats obtinguts. <text:span text:style-name="T7">(UD3, </text:span><text:span text:style-name="T14">UD4, </text:span><text:span text:style-name="T18">UD 6 </text:span><text:span text:style-name="T16">i UD7)</text:span></text:p>
      <text:p text:style-name="P8">7. Realització d'operacions de control de qualitat del servei de xarxa, generant informes de trànsit i rendiment del servei. <text:span text:style-name="T16">(UD7)</text:span></text:p>
      <text:p text:style-name="P8"><text:tab/>7a. Instal·lació de l'eina en els punts establerts en l'auditoria.<text:span text:style-name="T16">(UD7)</text:span></text:p>
      <text:p text:style-name="P8"><text:tab/>7b. Configuració del programa per realitzar la captura de les dades.<text:span text:style-name="T16">(UD7)</text:span></text:p>
      <text:p text:style-name="P8"><text:tab/>7c. Confecció de l'informe amb les dades capturades. <text:span text:style-name="T16">(UD7)</text:span></text:p>
      <text:p text:style-name="P8"><text:tab/>7d. Manteniment dels arxius d'activitat dels serveis. <text:span text:style-name="T16">(UD7)</text:span></text:p>
      <text:p text:style-name="P8"><text:tab/>7e. Generació d'informes de trànsit i rendiment del servei. <text:span text:style-name="T16">(UD7)</text:span></text:p>
      <text:p text:style-name="P8"><text:tab/>7f. Documentació de les operacions efectuades. <text:span text:style-name="T16">(UD7)</text:span></text:p>
      <text:p text:style-name="P8">8. Documentació de les tasques i els resultats obtinguts: <text:span text:style-name="T16">(UD7)</text:span></text:p>
      <text:p text:style-name="P8"><text:tab/>8a. Identificació de les dades a incloure en el document/registre.<text:span text:style-name="T16">(UD7)</text:span></text:p>
      <text:p text:style-name="P8"><text:tab/>8b. Selecció del format adient a la informació a enregistrar. <text:span text:style-name="T16">(UD7)</text:span></text:p>
      <text:p text:style-name="P8"><text:tab/>8c. Enregistrament de les dades segons el format seleccionat. <text:span text:style-name="T16">(UD7)</text:span></text:p>
      <text:p text:style-name="P8"><text:tab/>8d. Comprovació de l'arxivament correcte de l'enregistrament. <text:span text:style-name="T16">(UD7)</text:span></text:p>
      <text:p text:style-name="P8"/>
      <text:h text:style-name="P1" text:outline-level="1">Continguts d'actituds</text:h>
      <text:p text:style-name="P8">1. Execució sistemàtica en el procés de resolució de problemes:</text:p>
      <text:p text:style-name="P8"><text:tab/>1a. Presa de decisions sobre les incidències que es produeixen en els processos <text:tab/>de treball, en un sistema de xarxa.</text:p>
      <text:p text:style-name="P8">2. Optimació del treball:</text:p>
      <text:p text:style-name="P8"><text:tab/>2a. Eficàcia per instal·lar, configurar i actualitzar el maquinari i el programari de <text:tab/>xarxa.</text:p>
      <text:p text:style-name="P8">3. Ordre i mètode de treball:</text:p>
      <text:p text:style-name="P8"><text:tab/>3a. Seqüenciació i ordenació de les accions per realitzar el manteniment del <text:tab/>maquinari i programari. </text:p>
      <text:p text:style-name="P8"><text:tab/>3b. Seqüenciació i ordenació de les accions en les operacions de certificació i <text:tab/>auditoria de la xarxa.</text:p>
      <text:p text:style-name="P8">4. Compromís amb les operacions associades al treball:</text:p>
      <text:p text:style-name="P8"><text:tab/>4a. Compliment de les normes establertes per accedir al sistema, en la utilització <text:tab/>dels recursos, i disposició de la informació emmagatzemada. </text:p>
      <text:p text:style-name="P8"><text:tab/>4b. Observació de les normes de seguretat establertes en la utilització de la xarxa.</text:p>
      <text:p text:style-name="P8"><text:tab/>4c. Realització de les diverses operacions segons les normatives i reglamentació <text:tab/>vigents per a cada tipus d'instal·lació.</text:p>
      <text:p text:style-name="P8"><text:tab/>4d. Cura en els procediments per a l'obtenció de les dades en les certificacions i <text:tab/>auditoria.</text:p>
      <text:p text:style-name="P8"><text:tab/>4f. Cura en l'elaboració de la documentació.</text:p>
      <text:p text:style-name="P8">5.Comunicació empàtica:</text:p>
      <text:p text:style-name="P8"><text:tab/>5a. Interès pel missatge en les consultes de la persona usuària.</text:p>
      <text:p text:style-name="P8">6. Interès per les relacions humanes:</text:p>
      <text:p text:style-name="P8"><text:tab/>6a. Respecte per les aportacions efectuades per la persona usuària.</text:p>
      <text:p text:style-name="P8"><text:tab/>6b. Amabilitat en el tracte en l'atenció a la persona usuària.</text:p>
      <text:p text:style-name="P8">7. Execució independent del treball:</text:p>
      <text:p text:style-name="P8"><text:tab/>7a. Autosuficiència en la utilització de les eines, i coneixement dels elements de <text:tab/>connectivitat.</text:p>
      <text:p text:style-name="P8">8. Confiança en si mateix/a:</text:p>
      <text:p text:style-name="P8"><text:tab/>8a. Seguretat en les actuacions fetes en les operacions d'instal·lació i configuració <text:tab/>de la xarxa local.</text:p>
      <text:p text:style-name="P6"/>
      <text:p text:style-name="P22">2.3 Capacitats clau</text:p>
      <text:p text:style-name="Text_20_body">a) Capacitat de resolució de problemes:</text:p>
      <text:p text:style-name="Text_20_body">És la disposició i habilitat per enfrontar-se i donar resposta a una situació determinada mitjançant l'organització i/o l'aplicació d'una estratègia o seqüència operativa (identificar, diagnosticar, formular solucions i avaluar), definida o no, per tal de trobar-hi solució.</text:p>
      <text:p text:style-name="Text_20_body">Aquesta capacitat es manifesta en:</text:p>
      <text:p text:style-name="Text_20_body">L'aplicació de la normativa vigent i les directrius rebudes en el treball diari.</text:p>
      <text:p text:style-name="Text_20_body">La detecció d'errors que es poden presentar a l'hora de dur a terme la implantació d'una xarxa.</text:p>
      <text:p text:style-name="Text_20_body">La inexistència o falsedat de respostes a l'hora de consultar els manuals i els serveis tècnics.</text:p>
      <text:p text:style-name="Text_20_body">Les incidències sorgides amb les persones usuàries a l'hora de prestar assistència durant la implantació del maquinari o aplicacions.</text:p>
      <text:p text:style-name="Text_20_body">La interpretació de la documentació existent i l'elaboració de la documentació del treball realitzat. </text:p>
      <text:p text:style-name="Text_20_body">La resolució de les mancances, les anomalies o les errades que es puguin presentar en els treballs rutinaris de formalització, transcripció, càlcul, registre, consultes i arxivament de documents en l'entorn informàtic. </text:p>
      <text:p text:style-name="Text_20_body">La configuració i actualització del programari de base d'equips microinformàtics, optimitzant-ne les característiques.</text:p>
      <text:p text:style-name="Text_20_body">La presa de decisions davant de les contingències degudes a l'ús inadequat del sistema o a les incidències aparegudes en el funcionament del sistema.</text:p>
      <text:p text:style-name="Text_20_body">L'argumentació i la justificació de les decisions preses en cada una de les operacions d'instal·lació, configuració i actualització del maquinari i programari base, tant en entorns microinformàtics com en xarxa.</text:p>
      <text:p text:style-name="Text_20_body">El seguiment del procés de resolució de problemes que es presenten en l'explotació del sistema informàtic, diagnosticant-ne les avaries, identificant-ne la naturalesa (maquinari o programari) i efectuant-ne la reparació o substitució.</text:p>
      <text:p text:style-name="Text_20_body">L'argumentació i la justificació de les decisions preses en la gestió de les persones usuàries, l'emmagatzematge i els permisos d'accés segons el tipus d'usuari/ària.</text:p>
      <text:p text:style-name="Text_20_body">L'assistència a la persona usuària, solucionant els problemes que es presenten en l'explotació del sistema informàtic, diagnosticant-ne les avaries, identificant-ne la naturalesa (maquinari o programari) i efectuant-ne la reparació o substitució en el termini adequat i amb el nivell de qualitat esperat.</text:p>
      <text:p text:style-name="Text_20_body">b) Capacitat d'organització del treball:</text:p>
      <text:p text:style-name="Text_20_body">És la disposició i habilitat per crear les condicions adequades d'utilització dels recursos humans i/o materials existents, per tal de dur a terme les tasques amb la màxima eficàcia i eficiència.</text:p>
      <text:p text:style-name="Text_20_body">Aquesta capacitat es manifesta en:</text:p>
      <text:p text:style-name="Text_20_body">La realització de les tasques encomanades en un termini de temps adequat i amb el nivell de qualitat exigit.</text:p>
      <text:p text:style-name="Text_20_body">L'elaboració i el manteniment de la documentació de les diferents tasques d'explotació del maquinari i el programari.</text:p>
      <text:p text:style-name="Text_20_body">El seguiment del protocol d'actuació establert per a les tasques encomanades.</text:p>
      <text:p text:style-name="Text_20_body">La planificació ordenada de les accions que intervenen en els processos d'instal·lació, configuració i prova del maquinari i programari en entorns monousuari, multiusuari i xarxa. </text:p>
      <text:p text:style-name="Text_20_body"><text:soft-page-break/>La distribució correcta dels recursos del sistema informàtic per a tots els departaments de l'organització. </text:p>
      <text:p text:style-name="Text_20_body">L'assegurament de la integritat, disponibilitat i seguretat de la informació. L'optimització de l'explotació del sistema informàtic.</text:p>
      <text:p text:style-name="Text_20_body">La recuperació de la informació que sigui necessària amb la utilització de l'equip ofimàtic escaient.</text:p>
      <text:p text:style-name="Text_20_body">La classificació de la informació o documentació segons la necessitat d'arxivar-la o no, de protegir-la mitjançant l'ús restringit, de facilitar l'accés a la d'ús freqüent, etc., tenint en compte els criteris de prioritat establerts.</text:p>
      <text:p text:style-name="Text_20_body">L'eficàcia per instal·lar, configurar i actualitzar el maquinari i programari base. També la realització de les operacions de manteniment d'usuaris i recursos del sistema informàtic, garantint-ne la seguretat i disponibilitat.</text:p>
      <text:p text:style-name="Text_20_body">La seqüenciació i ordenació de les accions per realitzar el manteniment del maquinari i programari base. També en les operacions de manteniment de la informació, garantint-ne la integritat, disponibilitat i seguretat, segons els procediments establerts.</text:p>
      <text:p text:style-name="Text_20_body">L'eficàcia a l'hora de gestionar el sistema operatiu, els usuaris, els permisos i els directoris.</text:p>
      <text:p text:style-name="Text_20_body">La seqüenciació i ordenació en la realització d'operacions bàsiques de manteniment de la clientela.</text:p>
      <text:p text:style-name="Text_20_body">c) Capacitat de responsabilitat en el treball:</text:p>
      <text:p text:style-name="Text_20_body">És la disposició per a implicar-se en la feina, considerant-la l'expressió de la competència personal i professional, i vetllant pel bon funcionament dels recursos humans i/o materials relacionats amb el treball.</text:p>
      <text:p text:style-name="Text_20_body">Aquesta capacitat es manifesta en:</text:p>
      <text:p text:style-name="Text_20_body">El compliment de les normes establertes en la documentació tècnica i en les guies d'explotació per instal·lar, configurar i actualitzar el maquinari i programari base del sistema informàtic.</text:p>
      <text:p text:style-name="Text_20_body">El desenvolupament de les tasques encomanades facilitant el seguiment i l'actualització del registre històric d'incidències.</text:p>
      <text:p text:style-name="Text_20_body">El respecte als plans de manteniment i les polítiques de seguretat de l'empresa o entitat.</text:p>
      <text:p text:style-name="Text_20_body">El respecte a la documentació tècnica del sistema d'informació.</text:p>
      <text:p text:style-name="Text_20_body">L'aplicació de les directrius rebudes amb ordre i mètode.</text:p>
      <text:p text:style-name="Text_20_body">La prestació d'assistència a les persones usuàries durant l'explotació de les aplicacions.</text:p>
      <text:p text:style-name="Text_20_body">La utilització del mitjà ofimàtic i/o l'aplicació informàtica adient a la proposta de treball, la introducció de les dades a l'ordinador, la programació de les còpies de seguretat i l'actualització del sistema, tenint en compte les normes i la legislació vigents.</text:p>
      <text:p text:style-name="Text_20_body">L'elaboració d'informes de l'àrea de personal, i d'atenció a la clientela o d'auditoria, segons les normes i les pautes establertes.</text:p>
      <text:p text:style-name="Text_20_body">La configuració i actualització del programari de base d'equips microinformàtics en entorn monousuari i client/servidor.</text:p>
      <text:p text:style-name="Text_20_body">La constància en descriure l'estructura, les funcions i els components d'un sistema operatiu.</text:p>
      <text:p text:style-name="Text_20_body">La correcció sistemàtica dels errors d'instal·lació, configuració i actualització del maquinari i programari base.</text:p>
      <text:p text:style-name="Text_20_body">La constància en detectar, corregir i revisar la qualitat del sistema informàtic segons els procediments i la periodicitat establerta.</text:p>
      <text:p text:style-name="Text_20_body">La realització de les diverses operacions sempre segons les normatives i reglamentacions vigents <text:soft-page-break/>per a cada tipus de manteniment de la instal·lació informàtica.</text:p>
      <text:p text:style-name="Text_20_body">El compliment de les normes de gestió del sistema operatiu.</text:p>
      <text:p text:style-name="Text_20_body">d) Capacitat de treball en equip:</text:p>
      <text:p text:style-name="Text_20_body">És la disposició i habilitat per col·laborar de manera coordinada en la tasca realitzada conjuntament per un equip de persones per tal d'assolir un objectiu proposat.</text:p>
      <text:p text:style-name="Text_20_body">Aquesta capacitat es manifesta en:</text:p>
      <text:p text:style-name="Text_20_body">La realització de les tasques d'implantació i prova del maquinari i del programari en xarxa.</text:p>
      <text:p text:style-name="Text_20_body">La coordinació en la posada en marxa de la xarxa.</text:p>
      <text:p text:style-name="Text_20_body">La prestació d'assistència a les persones usuàries durant l'explotació de les aplicacions.</text:p>
      <text:p text:style-name="Text_20_body">La col·laboració amb les persones del grup funcional on estigui integrat/ada.</text:p>
      <text:p text:style-name="Text_20_body">La col·laboració amb les persones administradores dels sistemes informàtics i amb les usuàries/clientela, en la gestió del sistema informàtic.</text:p>
      <text:p text:style-name="Text_20_body">e) Capacitat d'autonomia:</text:p>
      <text:p text:style-name="Text_20_body">És la capacitat per realitzar una tasca de forma independent, és a dir, executant-la de principi a fi sense necessitat de rebre cap ajut o suport. Aquesta capacitat de treballar de forma autònoma no vol dir que el/la professional, en algunes tasques concretes, no hagi de ser assessorat/ada.</text:p>
      <text:p text:style-name="Text_20_body">Aquesta capacitat es manifesta en:</text:p>
      <text:p text:style-name="Text_20_body">La realització de les operacions rutinàries del sistema informàtic i el seguiment de l'assessorament i les indicacions rebudes de les persones administradores del sistema i de dades, per realitzar tasques no rutinàries.</text:p>
      <text:p text:style-name="Text_20_body">L'execució de la instal·lació, configuració i prova del programari en entorns monousuari, multiusuari i corporatiu. </text:p>
      <text:p text:style-name="Text_20_body">L'establiment de procediments per garantir la seguretat i la protecció del sistema i la informació. </text:p>
      <text:p text:style-name="Text_20_body">El control del manteniment operatiu o preventiu realitzat als equips o instal·lacions.</text:p>
      <text:p text:style-name="Text_20_body">L'elaboració de guies i manuals que facilitin l'explotació del sistema i aplicacions. També en l'elaboració dels butlletins d'incidències. </text:p>
      <text:p text:style-name="Text_20_body">La prestació d'assistència a les persones usuàries durant l'explotació de les aplicacions. </text:p>
      <text:p text:style-name="Text_20_body">L'execució de treballs programats, segons la documentació tècnica de la instal·lació i de l'equip.</text:p>
      <text:p text:style-name="Text_20_body">L'autosuficiència en la utilització del sistema informàtic i en el control i execució de la instal·lació, configuració i prova del maquinari i programari base.</text:p>
      <text:p text:style-name="Text_20_body">El rigor en el manteniment dels sistemes operatius.</text:p>
      <text:p text:style-name="Text_20_body">El rigor en l'organització, el control dels serveis del sistema informàtic i l'establiment dels procediments de seguretat i protecció del sistema i de la informació.</text:p>
      <text:p text:style-name="Text_20_body">El rigor en la realització de les operacions de manteniment i control de qualitat del sistema, segons els procediments i la periodicitat establerta.</text:p>
      <text:p text:style-name="Text_20_body">La seguretat en el desenvolupament de les tasques de manteniment dels sistemes operatius.</text:p>
      <text:p text:style-name="Text_20_body">f) Capacitat de relació interpersonal:</text:p>
      <text:p text:style-name="Text_20_body">És la disposició i habilitat per comunicar-se amb les altres persones amb un tracte adient, atent i empàtic.</text:p>
      <text:p text:style-name="Text_20_body">Aquesta capacitat es manifesta en:</text:p>
      <text:p text:style-name="Text_20_body"><text:soft-page-break/>La realització de consultes de persones usuàries i en l'assistència pels serveis tècnics davant de possibles dubtes del procés.</text:p>
      <text:p text:style-name="Text_20_body">La comunicació de tots els problemes i/o errors detectats a la persona responsable, com també les incidències.</text:p>
      <text:p text:style-name="Text_20_body">L'explicació a la persona responsable final del funcionament del sistema. </text:p>
      <text:p text:style-name="Text_20_body">La comunicació amb els serveis tècnics i amb les empreses subministradores per realitzar consultes sobre el funcionament del maquinari o programari, o sobre productes nous que poden interessar a l'organització. </text:p>
      <text:p text:style-name="Text_20_body">L'atenció a les necessitats de les persones usuàries a l'hora de prestar assistència a l'explotació, i d'esbrinar i avaluar les noves necessitats de l'organització. </text:p>
      <text:p text:style-name="Text_20_body">L'interès pel missatge en l'assistència a la persona usuària, solucionant les consultes que es presenten en l'explotació informàtica.</text:p>
      <text:p text:style-name="Text_20_body">L'argumentació de les decisions i accions preses en el manteniment del sistema operatiu, tant a la clientela com a la persona responsable superior.</text:p>
      <text:p text:style-name="Text_20_body">g) Capacitat d'iniciativa:</text:p>
      <text:p text:style-name="Text_20_body">És la disposició i habilitat per prendre decisions sobre propostes o accions. I quan aquestes van en la línia de millorar el procés, producte o servei, per canvi o modificació, s'està definint la capacitat d'innovació.</text:p>
      <text:p text:style-name="Text_20_body">Aquesta capacitat es manifesta en:</text:p>
      <text:p text:style-name="Text_20_body">El disseny i la creació de portals d'informació.</text:p>
      <text:p text:style-name="Text_20_body">El disseny i la creació de plantilles, formularis d'entrada i sortida de dades i informes de l'organització.</text:p>
      <text:p text:style-name="Text_20_body">La millora dels resultats i el procés de funcionament del sistema informàtic.</text:p>
      <text:p text:style-name="P8">La recollida d'informacions de les persones usuàries del sistema en l'atenció a les consultes que formulin, presentant-los propostes per tal de millorar-los el servei presta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Arial" svg:font-family="Arial"/>
    <style:font-face style:name="Helvetica" svg:font-family="Helvetica"/>
    <style:font-face style:name="StarSymbol" svg:font-family="StarSymbol"/>
    <style:font-face style:name="StarSymbol1" svg:font-family="StarSymbol, 'Arial Unicode MS'"/>
    <style:font-face style:name="Tahoma1" svg:font-family="Tahoma"/>
    <style:font-face style:name="Times" svg:font-family="Times"/>
    <style:font-face style:name="DejaVu Sans" svg:font-family="'DejaVu San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ca" fo:country="E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top="0.199cm" fo:margin-bottom="0.199cm" style:shadow="none" text:number-lines="false" text:line-number="0"/>
      <style:text-properties fo:font-size="11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WW8Num14z0" style:family="text">
      <style:text-properties style:font-name="Symbol" fo:font-size="9pt" style:font-size-asian="9pt" style:font-name-complex="StarSymbol1" style:font-size-complex="9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4">
      <text:list-level-style-bullet text:level="1" text:style-name="WW8Num14z0" style:num-suffix="." text:bullet-char="">
        <style:list-level-properties text:min-label-width="0.635cm"/>
        <style:text-properties style:font-name="Symbol"/>
      </text:list-level-style-bullet>
      <text:list-level-style-bullet text:level="2" text:style-name="WW8Num14z0" style:num-suffix="." text:bullet-char="">
        <style:list-level-properties text:space-before="0.635cm" text:min-label-width="0.635cm"/>
        <style:text-properties style:font-name="Symbol"/>
      </text:list-level-style-bullet>
      <text:list-level-style-bullet text:level="3" text:style-name="WW8Num14z0" style:num-suffix="." text:bullet-char="">
        <style:list-level-properties text:space-before="1.27cm" text:min-label-width="0.635cm"/>
        <style:text-properties style:font-name="Symbol"/>
      </text:list-level-style-bullet>
      <text:list-level-style-bullet text:level="4" text:style-name="WW8Num14z0" style:num-suffix="." text:bullet-char="">
        <style:list-level-properties text:space-before="1.905cm" text:min-label-width="0.635cm"/>
        <style:text-properties style:font-name="Symbol"/>
      </text:list-level-style-bullet>
      <text:list-level-style-bullet text:level="5" text:style-name="WW8Num14z0" style:num-suffix="." text:bullet-char="">
        <style:list-level-properties text:space-before="2.54cm" text:min-label-width="0.635cm"/>
        <style:text-properties style:font-name="Symbol"/>
      </text:list-level-style-bullet>
      <text:list-level-style-bullet text:level="6" text:style-name="WW8Num14z0" style:num-suffix="." text:bullet-char="">
        <style:list-level-properties text:space-before="3.175cm" text:min-label-width="0.635cm"/>
        <style:text-properties style:font-name="Symbol"/>
      </text:list-level-style-bullet>
      <text:list-level-style-bullet text:level="7" text:style-name="WW8Num14z0" style:num-suffix="." text:bullet-char="">
        <style:list-level-properties text:space-before="3.81cm" text:min-label-width="0.635cm"/>
        <style:text-properties style:font-name="Symbol"/>
      </text:list-level-style-bullet>
      <text:list-level-style-bullet text:level="8" text:style-name="WW8Num14z0" style:num-suffix="." text:bullet-char="">
        <style:list-level-properties text:space-before="4.445cm" text:min-label-width="0.635cm"/>
        <style:text-properties style:font-name="Symbol"/>
      </text:list-level-style-bullet>
      <text:list-level-style-bullet text:level="9" text:style-name="WW8Num14z0" style:num-suffix="."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sergi</meta:initial-creator>
    <meta:creation-date>2007-12-07T18:37:16</meta:creation-date>
    <dc:creator>Sergi Tur</dc:creator>
    <dc:date>2008-01-07T20:37:38</dc:date>
    <meta:editing-cycles>29</meta:editing-cycles>
    <meta:editing-duration>P2DT0H51M21S</meta:editing-duration>
    <meta:user-defined meta:name="Info 1"/>
    <meta:user-defined meta:name="Info 2"/>
    <meta:user-defined meta:name="Info 3"/>
    <meta:user-defined meta:name="Info 4"/>
    <meta:document-statistic meta:table-count="1" meta:image-count="0" meta:object-count="0" meta:page-count="13" meta:paragraph-count="251" meta:word-count="4483" meta:character-count="30093"/>
  </office:meta>
</office:document-meta>
</file>